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9.895cm"/>
    </style:style>
    <style:style style:name="Table1.C" style:family="table-column">
      <style:table-column-properties style:column-width="3.88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02c659" officeooo:paragraph-rsid="0002c6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text-properties officeooo:rsid="0002c659" officeooo:paragraph-rsid="0002c659"/>
    </style:style>
    <style:style style:name="P4" style:family="paragraph" style:parent-style-name="Text_20_body">
      <style:text-properties officeooo:rsid="000491d4" officeooo:paragraph-rsid="0006bd39"/>
    </style:style>
    <style:style style:name="P5" style:family="paragraph" style:parent-style-name="Text_20_body" style:list-style-name="L1">
      <style:text-properties officeooo:rsid="0002c659" officeooo:paragraph-rsid="0002c659"/>
    </style:style>
    <style:style style:name="P6" style:family="paragraph" style:parent-style-name="Text_20_body" style:list-style-name="L2">
      <style:text-properties officeooo:rsid="0002c659" officeooo:paragraph-rsid="0002c659"/>
    </style:style>
    <style:style style:name="P7" style:family="paragraph" style:parent-style-name="Text_20_body" style:list-style-name="L3">
      <style:text-properties officeooo:rsid="0002c659" officeooo:paragraph-rsid="0002c659"/>
    </style:style>
    <style:style style:name="T1" style:family="text">
      <style:text-properties officeooo:rsid="000491d4"/>
    </style:style>
    <style:style style:name="T2" style:family="text">
      <style:text-properties officeooo:rsid="0009e9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ite Web <text:span text:style-name="T2">ARSL</text:span></text:h>
      <text:p text:style-name="P4">Date de la réunion :</text:p>
      <text:p text:style-name="P3">Date de la réunion <text:span text:style-name="T1">précédente :</text:span></text:p>
      <text:p text:style-name="P3"/>
      <text:p text:style-name="P3">Livrables attendus :</text:p>
      <text:list xml:id="list1920802759" text:style-name="L1">
        <text:list-item>
          <text:p text:style-name="P5">abc</text:p>
        </text:list-item>
        <text:list-item>
          <text:p text:style-name="P5">def</text:p>
        </text:list-item>
      </text:list>
      <text:p text:style-name="P3"/>
      <text:p text:style-name="P3">Livrables réalisés :</text:p>
      <text:list xml:id="list817494401" text:style-name="L2">
        <text:list-item>
          <text:p text:style-name="P6">abc</text:p>
        </text:list-item>
        <text:list-item>
          <text:p text:style-name="P6">def</text:p>
        </text:list-item>
      </text:list>
      <text:p text:style-name="P3"/>
      <text:p text:style-name="P3">Commentaires :</text:p>
      <text:list xml:id="list1650740918" text:style-name="L3">
        <text:list-item>
          <text:p text:style-name="P7">abc</text:p>
        </text:list-item>
        <text:list-item>
          <text:p text:style-name="P7">def</text:p>
        </text:list-item>
      </text:list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Étudiant</text:p>
          </table:table-cell>
          <table:table-cell table:style-name="Table1.A1" office:value-type="string">
            <text:p text:style-name="P2">Tâches réalisées</text:p>
          </table:table-cell>
          <table:table-cell table:style-name="Table1.C1" office:value-type="string">
            <text:p text:style-name="P2">Duré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1-06T17:29:20.556796739</meta:creation-date>
    <dc:date>2019-09-30T18:51:44.465121833</dc:date>
    <meta:editing-duration>PT8M52S</meta:editing-duration>
    <meta:editing-cycles>6</meta:editing-cycles>
    <meta:generator>LibreOffice/6.3.1.2$Linux_X86_64 LibreOffice_project/30$Build-2</meta:generator>
    <meta:document-statistic meta:table-count="1" meta:image-count="0" meta:object-count="0" meta:page-count="1" meta:paragraph-count="15" meta:word-count="38" meta:character-count="171" meta:non-whitespace-character-count="154"/>
  </office:meta>
</office:document-meta>
</file>